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65cm" table:align="left"/>
    </style:style>
    <style:style style:name="Table1.A" style:family="table-column">
      <style:table-column-properties style:column-width="7.105cm"/>
    </style:style>
    <style:style style:name="Table1.B" style:family="table-column">
      <style:table-column-properties style:column-width="2.025cm"/>
    </style:style>
    <style:style style:name="Table1.C" style:family="table-column">
      <style:table-column-properties style:column-width="7.835cm"/>
    </style:style>
    <style:style style:name="Table1.A1" style:family="table-cell">
      <style:table-cell-properties fo:padding="0cm" fo:border="none"/>
    </style:style>
    <style:style style:name="P1" style:family="paragraph" style:parent-style-name="Standard">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_20_indent">
      <style:paragraph-properties fo:margin-left="0cm" fo:margin-right="0cm" fo:text-indent="0cm" style:auto-text-indent="false"/>
    </style:style>
    <style:style style:name="T1" style:family="text">
      <style:text-properties style:font-name="Arial2" fo:font-size="10pt" fo:language="en" fo:country="AU"/>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Standard">Dojo Foundation</text:p>
            <text:p text:style-name="Standard">Request for Comments: not an RFC</text:p>
            <text:p text:style-name="Standard">Obsoletes: protocol.txt</text:p>
            <text:p text:style-name="Standard">Category: Standards Track</text:p>
          </table:table-cell>
          <table:table-cell table:style-name="Table1.A1" office:value-type="string">
            <text:p text:style-name="Standard"/>
          </table:table-cell>
          <table:table-cell table:style-name="Table1.A1" office:value-type="string">
            <text:p text:style-name="P1">Alex Russel</text:p>
            <text:p text:style-name="P1">David Davis</text:p>
            <text:p text:style-name="P1">Greg Wilkins</text:p>
          </table:table-cell>
        </table:table-row>
      </table:table>
      <text:p text:style-name="Standard"/>
      <text:p text:style-name="Standard"/>
      <text:p text:style-name="Contents_20_Header">Bayeux Protocol -- Bayeux 0.1draft4</text:p>
      <text:p text:style-name="Heading">Status of this Memo</text:p>
      <text:p text:style-name="Text_20_body_20_indent">This document specifies an protocol for the Internet community, and requests discussion and suggestions for improvement. This memo is written in the style and spirit of an RFC but is not, as of yet, an official RFC. Distribution of this memo is unlimited.</text:p>
      <text:p text:style-name="Text_20_body_20_indent">This memo is written in UK English.</text:p>
      <text:p text:style-name="Heading">Copyright Notice</text:p>
      <text:p text:style-name="Text_20_body_20_indent">Copyright (c) The Dojo Foundation (2007). All Rights Reserved</text:p>
      <text:p text:style-name="Heading">Abstract</text:p>
      <text:p text:style-name="Text_20_body_20_indent_20_TBD">Blurb about what cometd is, about what bayeux is and HTTP and how it is all so difficult and we are all so brilliant for fixing it! <text:s text:c="2"/>HTTP is client server blah blah....two connection limit blah blah.... cross context dispatch blah blah. imlementation language neutral blah blah</text:p>
      <text:table-of-content text:style-name="Sect1" text:protected="true" text:name="Table of Contents1">
        <text:table-of-content-source text:outline-level="2">
          <text:index-title-template text:style-name="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Heading">Table of Contents</text:p>
          </text:index-title>
          <text:p text:style-name="P2">1Introduction<text:tab/>1</text:p>
          <text:p text:style-name="P3">1.1Purpose<text:tab/>1</text:p>
          <text:p text:style-name="P3">1.2Requirements<text:tab/>1</text:p>
          <text:p text:style-name="P3">1.3Terminology<text:tab/>1</text:p>
          <text:p text:style-name="P2">2next<text:tab/>2</text:p>
        </text:index-body>
      </text:table-of-content>
      <text:p text:style-name="Text_20_body_20_indent"/>
      <text:h text:style-name="Heading_20_1" text:outline-level="1">Introduction</text:h>
      <text:h text:style-name="Heading_20_2" text:outline-level="2">Purpose</text:h>
      <text:p text:style-name="Text_20_body_20_indent">Bayeux is a protocol for transporting asynchronous messages over HTTP. The messages are routed via named channels and can be delivered: server to client, client to server and client to client (via the server). The primary purpose of Bayeux is to implement Web 2.0 solutions using Ajax and the Ajax push techni<text:span text:style-name="T1">que called cometd.</text:span></text:p>
      <text:p text:style-name="Text_20_body_20_indent_20_TBD">Not sure how this differs from the Abstract above... but eitherway some more blurbage should be here.</text:p>
      <text:h text:style-name="Heading_20_2" text:outline-level="2">Requirements</text:h>
      <text:p text:style-name="Text_20_body_20_indent">The key words "MUST", "MUST NOT", "REQUIRED", "SHALL", "SHALL NOT", "SHOULD", "SHOULD NOT", "RECOMMENDED", "MAY", and "OPTIONAL" in this document are to be interpreted as described in RFC2119. </text:p>
      <text:p text:style-name="Text_20_body_20_indent">An implementation is not compliant if it fails to satisfy one or more of the MUST or REQUIRED level requirements for the protocols it implements. An implementation that satisfies all the MUST or REQUIRED level and all the SHOULD level requirements for its protocols is said to be "unconditionally compliant"; one that satisfies all the MUST level requirements but not all the SHOULD level requirements for its protocols is said to be "conditionally compliant."</text:p>
      <text:h text:style-name="Heading_20_2" text:outline-level="2">Terminology</text:h>
      <text:p text:style-name="Text_20_body_20_indent"><text:line-break/>This specification uses a number of terms to refer to the roles played by participants in, and objects of, the Bayeux communication.</text:p>
      <text:p text:style-name="List_20_Tag">client</text:p>
      <text:p text:style-name="List_20_Text">A program that establishes connections for the purpose of sending HTTP requests.</text:p>
      <text:p text:style-name="List_20_Tag">server</text:p>
      <text:p text:style-name="List_20_Text">An application program that accepts TCP/IP connections in order to service HTTP requests by sending back HTTP responses. </text:p>
      <text:p text:style-name="List_20_Tag">request</text:p>
      <text:p text:style-name="List_20_Text">An HTTP request message as defined by section 5 of RFC 2616</text:p>
      <text:p text:style-name="List_20_Tag">response</text:p>
      <text:p text:style-name="List_20_Text">A HTTP response message as defined by section 6 of RFC 2616</text:p>
      <text:p text:style-name="List_20_Tag">message</text:p>
      <text:p text:style-name="List_20_Text">A message is a JSON object exchanged between client and server for the purposed of implementing the bayeux protocol as defined by section <text:span text:style-name="TBD">XXX</text:span></text:p>
      <text:p text:style-name="List_20_Tag">event</text:p>
      <text:p text:style-name="List_20_Text">Application specific data that is sent over the bayeux protocol</text:p>
      <text:p text:style-name="List_20_Tag">envelope</text:p>
      <text:p text:style-name="List_20_Text">The transport specific message formate that wraps a standard bayeux message.</text:p>
      <text:p text:style-name="List_20_Tag">channel</text:p>
      <text:p text:style-name="List_20_Text">A named destination and/or source of events. Events are published to channels and subscribers to channels receive the published events.</text:p>
      <text:p text:style-name="List_20_Tag">connection</text:p>
      <text:p text:style-name="List_20_Text"><text:span text:style-name="TBD">XXX</text:span></text:p>
      <text:p text:style-name="List_20_Tag">JSON</text:p>
      <text:p text:style-name="List_20_Text">JavaScript Object Notation is a lightweight data-interchange format. It is easy for humans to read and write. It is easy for machines to parse and generate. It is based on a subset of the JavaScript Programming Language, Standard ECMA-262 3rd Edition - December 1999. JSON is described at http://www.json.org/ </text:p>
      <text:h text:style-name="Heading_20_2" text:outline-level="2">Overall Operation</text:h>
      <text:h text:style-name="Heading_20_3" text:outline-level="3">HTTP </text:h>
      <text:p text:style-name="Text_20_body_20_indent">The HTTP protocol is a request/response protocol. A client sends a request to the server in the form of a request method, URI, and protocol version, followed by a MIME-like message containing request modifiers, client information, and optional body content over a connection with a server. The server responds with a status line, including the message's protocol version and a success or error code, followed by a MIME-like message containing server information, entity metainformation, and possible entity-body content. </text:p>
      <text:p text:style-name="Text_20_body_20_indent">The server may not initiate a connection with a client nor send an unrequested response to the client, thus asynchronous events cannot be delivered from server to client unless a previously issued request exists. In order to allow two way asynchronous communication, bayeux supports the use of multiple HTTP connections between a client and server, so that previously issued requests are available to transport server to client messages.</text:p>
      <text:p text:style-name="Text_20_body_20_indent">The recommendation of section 8.1.4 of RFC 2616 is that a single user client SHOULD NOT maintain more than 2 connection with any server, so <text:span text:style-name="TBD">XXX</text:span></text:p>
      <text:h text:style-name="Heading_20_3" text:outline-level="3">Javascipt</text:h>
      <text:p text:style-name="Text_20_body_20_indent">The majority of Bayeux clients will be implemented in javascript and will be running within the security framework of a client browser.</text:p>
      <text:p text:style-name="Text_20_body_20_indent"><text:span text:style-name="TBD">Say something about x-domain scripting.</text:span></text:p>
      <text:h text:style-name="Heading_20_3" text:outline-level="3">Client to Server Event exchange</text:h>
      <text:p text:style-name="Text_20_body_20_indent">A bayeux message is sent from the client to the server via a HTTP request initiated by a user agent and transmitted to an origin server via a chain of zero or more intermediaries (proxy, gateway or tunnel):</text:p>
      <text:p text:style-name="Code">BC ---------- U ---------- P ------------ O ---------- BS</text:p>
      <text:p text:style-name="Code"><text:s/>| --M0(E)--&gt; | <text:s text:c="11"/>| <text:s text:c="13"/>| <text:s text:c="11"/>|</text:p>
      <text:p text:style-name="Code"><text:s/>| <text:s text:c="11"/>| ---HTTP request(M0(E))--&gt; | <text:s text:c="11"/>|</text:p>
      <text:p text:style-name="Code"><text:s/>| <text:s text:c="11"/>| <text:s text:c="11"/>| <text:s text:c="13"/>| --M0(E)--&gt; |</text:p>
      <text:p text:style-name="Code"><text:s/>| <text:s text:c="11"/>| <text:s text:c="11"/>| <text:s text:c="13"/>| &lt;---M1---- |</text:p>
      <text:p text:style-name="Code"><text:s/>| <text:s text:c="11"/>| &lt;---HTTP response(M1)---- | <text:s text:c="11"/>|</text:p>
      <text:p text:style-name="Code"><text:s/>| &lt;---M1--- <text:s/>| <text:s text:c="11"/>| <text:s text:c="13"/>| <text:s text:c="11"/>|</text:p>
      <text:p text:style-name="Code"/>
      <text:p text:style-name="Text_20_body_20_indent">The figure above represents a bayeux event E encapsulted in a bayeux message M0 being sent from a bayeux client BC to a bayeux server BS via HTTP request transmitted from a User Agent U to to an Origin server O via a proxy P. The HTTP response contains another bayeux message M1 that will at <text:s/>contain the protocol response to M0, but may contain other bayeux events initiated on the server or on other clients.</text:p>
      <text:h text:style-name="Heading_20_3" text:outline-level="3">Server to Client Message exchange</text:h>
      <text:p text:style-name="Text_20_body_20_indent">A bayeux message is sent from the server to the client via a HTTP response to a HTTP request <text:s/>sent in anticipation by a user agent and transmitted to an origin server via a chain of zero or more intermediaries (proxy, gateway or tunnel):</text:p>
      <text:p text:style-name="Code">BC ---------- U ---------- P ------------ O ---------- BS</text:p>
      <text:p text:style-name="Code"><text:s/>| ---M0---&gt; <text:s/>| <text:s text:c="11"/>| <text:s text:c="13"/>| <text:s text:c="11"/>|</text:p>
      <text:p text:style-name="Code"><text:s/>| <text:s text:c="11"/>| --- HTTP request(M0) ---&gt; | <text:s text:c="11"/>|</text:p>
      <text:p text:style-name="Code"><text:s/>| <text:s text:c="11"/>| <text:s text:c="11"/>| <text:s text:c="13"/>| ----M0---&gt; |</text:p>
      <text:p text:style-name="Code"><text:s/>~ <text:s text:c="11"/>~ <text:s text:c="11"/>~ <text:s text:c="13"/>~ <text:s text:c="11"/>~ wait</text:p>
      <text:p text:style-name="Code"><text:s/>| <text:s text:c="11"/>| <text:s text:c="11"/>| <text:s text:c="13"/>| &lt;--M1(E)-- |</text:p>
      <text:p text:style-name="Code"><text:s/>| <text:s text:c="11"/>| &lt;--HTTP response(M1(E))-- | <text:s text:c="11"/>|</text:p>
      <text:p text:style-name="Code"><text:s/>| &lt;--M1(E)-- | <text:s text:c="11"/>| <text:s text:c="13"/>| <text:s text:c="11"/>|</text:p>
      <text:p text:style-name="Code"><text:s/>| ---M2---&gt; <text:s/>| <text:s text:c="11"/>| <text:s text:c="13"/>| <text:s text:c="11"/>|</text:p>
      <text:p text:style-name="Code"><text:s/>| <text:s text:c="11"/>| --- HTTP request(M2) ---&gt; | <text:s text:c="11"/>|</text:p>
      <text:p text:style-name="Code"><text:s/>| <text:s text:c="11"/>| <text:s text:c="11"/>| <text:s text:c="13"/>| ----M2---&gt; |</text:p>
      <text:p text:style-name="Code"><text:s/>~ <text:s text:c="11"/>~ <text:s text:c="11"/>~ <text:s text:c="13"/>~ <text:s text:c="11"/>~ wait</text:p>
      <text:p text:style-name="Code"/>
      <text:p text:style-name="Text_20_body_20_indent">The figure above represents a bayeux message M0 being sent from a bayeux client BC to a bayeux server BS via HTTP request transmitted from a User Agent U to to an Origin server O via a proxy P. The message M0 is sent in anticipation of an bayeux event to be delivered from server to client and the bayeux server waits for such an event before sending a response. <text:s/>A bayeux event E is shown being delivered via bayeux message M1 in the HTTP response. M1 may contain other bayeux events or an indication that no events were available after a configured timeout. </text:p>
      <text:p text:style-name="Text_20_body_20_indent">On receipt of the HTTP response cotaining M1, the bayeux client issues a new bayeux message M2 in anticipation of more events to be delivered from server to client.</text:p>
      <text:p text:style-name="Text_20_body_20_indent">This techique is called long polling.</text:p>
      <text:h text:style-name="Heading_20_3" text:outline-level="3">Streaming transports</text:h>
      <text:p text:style-name="Text_20_body_20_indent">Some bayeux transports use a technique that allows multiple messages to be sent over the same HTTP response:</text:p>
      <text:p text:style-name="Code">BC ---------- U ---------- P ------------ O ---------- BS<text:line-break/> | ---M0---&gt; <text:s/>| <text:s text:c="11"/>| <text:s text:c="13"/>| <text:s text:c="11"/>|<text:line-break/> | <text:s text:c="11"/>| --- HTTP request(M0) ---&gt; | <text:s text:c="11"/>|<text:line-break/> | <text:s text:c="11"/>| <text:s text:c="11"/>| <text:s text:c="13"/>| ----M0---&gt; |<text:line-break/> ~ <text:s text:c="11"/>~ <text:s text:c="11"/>~ <text:s text:c="13"/>~ <text:s text:c="11"/>~ wait<text:line-break/> | <text:s text:c="11"/>| <text:s text:c="11"/>| <text:s text:c="13"/>| &lt;--M1(E0)- |<text:line-break/> | <text:s text:c="11"/>| &lt;--HTTP response(M1(E0))- | <text:s text:c="11"/>|<text:line-break/> | &lt;--M1(E0)- | <text:s text:c="11"/>| <text:s text:c="13"/>| <text:s text:c="11"/>|<text:line-break/> ~ <text:s text:c="11"/>~ <text:s text:c="11"/>~ <text:s text:c="13"/>~ <text:s text:c="11"/>~ wait<text:line-break/> | <text:s text:c="11"/>| <text:s text:c="11"/>| <text:s text:c="13"/>| &lt;--M1(E1)- |<text:line-break/> | <text:s text:c="11"/>| &lt;----(M1(E1))------------ | <text:s text:c="11"/>|<text:line-break/> | &lt;--M1(E1)- | <text:s text:c="11"/>| <text:s text:c="13"/>| <text:s text:c="11"/>|<text:line-break/> ~ <text:s text:c="11"/>~ <text:s text:c="11"/>~ <text:s text:c="13"/>~ <text:s text:c="11"/>~ wait</text:p>
      <text:p text:style-name="Code"/>
      <text:p text:style-name="Text_20_body_20_indent">These techiques avoid the latency and extra messaging of anticipatory requests, but is subject to the implementation of user agents and proxies as it requires non complete HTTP responses to be delivered to the bayeux client.</text:p>
      <text:h text:style-name="Heading_20_3" text:outline-level="3">Two connection operation</text:h>
      <text:p text:style-name="Text_20_body_20_indent">In order to operation by-direction communications, a bayeux client will use two HTTP connections to a bayeux server so that both server to client and client to server messaging may occur asynchronously:</text:p>
      <text:p text:style-name="Code">BC ---------- U ---------- P ------------ O ---------- BS</text:p>
      <text:p text:style-name="Code"><text:s/>| ---M0---&gt; <text:s/>| <text:s text:c="11"/>| <text:s text:c="13"/>| <text:s text:c="11"/>|</text:p>
      <text:p text:style-name="Code"><text:s/>| <text:s text:c="11"/>| ------ req0(M0) --------&gt; | <text:s text:c="11"/>|</text:p>
      <text:p text:style-name="Code"><text:s/>| <text:s text:c="11"/>| <text:s text:c="11"/>| <text:s text:c="13"/>| ----M0---&gt; |</text:p>
      <text:p text:style-name="Code"><text:s/>~ <text:s text:c="11"/>~ <text:s text:c="11"/>~ <text:s text:c="13"/>~ <text:s text:c="11"/>~ wait</text:p>
      <text:p text:style-name="Code"><text:s/>| --M1(E1)-&gt; | <text:s text:c="11"/>| <text:s text:c="13"/>| <text:s text:c="11"/>|</text:p>
      <text:p text:style-name="Code"><text:s/>| <text:s text:c="11"/>| ----- req1(M1(E1))------&gt; | <text:s text:c="11"/>|</text:p>
      <text:p text:style-name="Code"><text:s/>| <text:s text:c="11"/>| <text:s text:c="11"/>| <text:s text:c="13"/>| --M1(E1)-&gt; |</text:p>
      <text:p text:style-name="Code"><text:s/>| <text:s text:c="11"/>| <text:s text:c="11"/>| <text:s text:c="13"/>| &lt;---M2---- |</text:p>
      <text:p text:style-name="Code"><text:s/>| <text:s text:c="11"/>| &lt;---- resp1(M2)---------- | <text:s text:c="11"/>|</text:p>
      <text:p text:style-name="Code"><text:s/>| &lt;---M2--- <text:s/>| <text:s text:c="11"/>| <text:s text:c="13"/>| <text:s text:c="11"/>|</text:p>
      <text:p text:style-name="Code"><text:s/>~ <text:s text:c="11"/>~ <text:s text:c="11"/>~ <text:s text:c="13"/>~ <text:s text:c="11"/>~ wait</text:p>
      <text:p text:style-name="Code"><text:s/>| <text:s text:c="11"/>| <text:s text:c="11"/>| <text:s text:c="13"/>| &lt;-M3(E2)-- |</text:p>
      <text:p text:style-name="Code"><text:s/>| <text:s text:c="11"/>| &lt;-----resp2(M3(E2))------ | <text:s text:c="11"/>|</text:p>
      <text:p text:style-name="Code"><text:s/>| &lt;-M3(E2)-- | <text:s text:c="11"/>| <text:s text:c="13"/>| <text:s text:c="11"/>|</text:p>
      <text:p text:style-name="Code"><text:s/>| ---M4---&gt; <text:s/>| <text:s text:c="11"/>| <text:s text:c="13"/>| <text:s text:c="11"/>|</text:p>
      <text:p text:style-name="Code"><text:s/>| <text:s text:c="11"/>| ------req3(M4)----------&gt; | <text:s text:c="11"/>|</text:p>
      <text:p text:style-name="Code"><text:s/>| <text:s text:c="11"/>| <text:s text:c="11"/>| <text:s text:c="13"/>| ----M4---&gt; |</text:p>
      <text:p text:style-name="Code"><text:s/>~ <text:s text:c="11"/>~ <text:s text:c="11"/>~ <text:s text:c="13"/>~ <text:s text:c="11"/>~ wait</text:p>
      <text:p text:style-name="Code"/>
      <text:p text:style-name="Text_20_body_20_indent">HTTP requests req0 and req1 are sent on different TCP/IP connections, so that the response to req1 may be sent before the response to req0. <text:s text:c="2"/>Implementations MUST control HTTP pipelining so that req1 does not get queued behind req0 and thus enforce an ordering of responses.</text:p>
      <text:h text:style-name="Heading_20_3" text:outline-level="3">Connection Negotiation</text:h>
      <text:p text:style-name="Text_20_body_20_indent_20_TBD">blah blah blah</text:p>
      <text:h text:style-name="Heading_20_3" text:outline-level="3">Unconnected operation</text:h>
      <text:p text:style-name="Text_20_body_20_indent_20_TBD">messages can be sent without a prior handshake....blah blah blah</text:p>
      <text:h text:style-name="Heading_20_1" text:outline-level="1">Protocol values</text:h>
      <text:h text:style-name="Heading_20_2" text:outline-level="2">Common Elements</text:h>
      <text:p text:style-name="Text_20_body_20_indent">The characters used for Bayeux names and identifiers are defined by the BNF definitions:</text:p>
      <text:p text:style-name="Code">alpha <text:s text:c="3"/>= lowalpha | upalpha</text:p>
      <text:p text:style-name="Code"/>
      <text:p text:style-name="Code">lowalpha = "a" | "b" | "c" | "d" | "e" | "f" | "g" | "h" | "i" |</text:p>
      <text:p text:style-name="Code"><text:s text:c="11"/>"j" | "k" | "l" | "m" | "n" | "o" | "p" | "q" | "r" |</text:p>
      <text:p text:style-name="Code"><text:s text:c="11"/>"s" | "t" | "u" | "v" | "w" | "x" | "y" | "z"</text:p>
      <text:p text:style-name="Code"/>
      <text:p text:style-name="Code">upalpha <text:s/>= "A" | "B" | "C" | "D" | "E" | "F" | "G" | "H" | "I" |</text:p>
      <text:p text:style-name="Code"><text:s text:c="11"/>"J" | "K" | "L" | "M" | "N" | "O" | "P" | "Q" | "R" |</text:p>
      <text:p text:style-name="Code"><text:s text:c="11"/>"S" | "T" | "U" | "V" | "W" | "X" | "Y" | "Z"</text:p>
      <text:p text:style-name="Code"/>
      <text:p text:style-name="Code">digit <text:s text:c="3"/>= "0" | "1" | "2" | "3" | "4" | "5" | "6" | "7" |</text:p>
      <text:p text:style-name="Code"><text:s text:c="11"/>"8" | "9"</text:p>
      <text:p text:style-name="Code"/>
      <text:p text:style-name="Code">alphanum = alpha | digit</text:p>
      <text:p text:style-name="Code"/>
      <text:p text:style-name="Code">mark <text:s text:c="4"/>= "-" | "_" | "." | "!" | "~" | "*" | "'" | "(" | ")"</text:p>
      <text:p text:style-name="Code"/>
      <text:p text:style-name="Code">reserved = ";" | "/" | "?" | ":" | "@" | "&amp;" | "=" | "+" |</text:p>
      <text:p text:style-name="Code"><text:s text:c="11"/>"$" | ","</text:p>
      <text:p text:style-name="Code"/>
      <text:p text:style-name="Code">integer <text:s/>= digit *( digit )</text:p>
      <text:h text:style-name="Heading_20_2" text:outline-level="2">Channel</text:h>
      <text:p text:style-name="Text_20_body_20_indent">Channels are identified by names that are styled as absolute path component of a URI without parameters as defined by RFC2396.</text:p>
      <text:p text:style-name="Code">channel_name <text:s/>= "/" <text:s/>path_segments</text:p>
      <text:p text:style-name="Code">path_segments = segment *( "/" segment )</text:p>
      <text:p text:style-name="Code">segment <text:s text:c="6"/>= *pchar</text:p>
      <text:p text:style-name="Code">pchar <text:s text:c="8"/>= alphanum | mark</text:p>
      <text:p text:style-name="Code"/>
      <text:p text:style-name="Text_20_body_20_indent">The channel name consists of an initial “/” followed by an optional sequence of path segments separated by a single slash "/" character. Within a path segment, the characters "/", is reserved.</text:p>
      <text:p text:style-name="Text_20_body_20_indent">Channel names commencing with "/meta/" are reserved for the use of the protocol.</text:p>
      <text:h text:style-name="Heading_20_2" text:outline-level="2">Version</text:h>
      <text:p text:style-name="Text_20_body_20_indent">A protocol version is a decimal number:</text:p>
      <text:p text:style-name="Code">version = integer "." integer</text:p>
      <text:p text:style-name="Text_20_body_20_indent_20_TBD">I thnk we should change this to a string! <text:s/>otherwise we will get into the issue of what does minimal version mean when we have version 1.9 and 1.10, specially as 1.10 can't be represented as a number differently from 1.1. <text:s text:c="2"/>I propose that we change the definition to the following:</text:p>
      <text:p text:style-name="Text_20_body_20_indent"><text:span text:style-name="TBD">A protocol version is a integer followed by an optional "." separated sequence of alphanumeric elements:</text:span></text:p>
      <text:p text:style-name="Code"><text:span text:style-name="TBD">version <text:s text:c="8"/>= integer *( "." version_element )</text:span></text:p>
      <text:p text:style-name="Code"><text:span text:style-name="TBD">version_element = alphanum *( alphanum | "-" | "_" )</text:span></text:p>
      <text:p text:style-name="Code"><text:span text:style-name="TBD"/></text:p>
      <text:p text:style-name="Text_20_body_20_indent"><text:span text:style-name="TBD">versions are compared element by element, applying normal alphanumeric comparison to each element.</text:span></text:p>
      <text:h text:style-name="Heading_20_2" text:outline-level="2">Clinet ID</text:h>
      <text:p text:style-name="Text_20_body_20_indent">A client ID is an random, non predictable sequence of alpha numeric characters:</text:p>
      <text:p text:style-name="Code">clientId <text:s text:c="2"/>= <text:s text:c="2"/>alphanum *( alphanum )</text:p>
      <text:p text:style-name="Text_20_body_20_indent">Client IDs are generated by the server and SHOULD be created with a strong random algorithm that contains at least 128 truly random bits. Servers MUST ensure that client IDs are unique and SHOULD attempt to avoid reuse of client IDs.</text:p>
      <text:h text:style-name="Heading_20_1" text:outline-level="1">Messages</text:h>
      <text:p text:style-name="Text_20_body_20_indent">Bayeux messages are JSON encoded objects that contain an unordered sequence of name value pairs representing fields and values. Values may be simple string or numbers or complex JSON encoded objects. bayeux message fields are defined in section [XXX].</text:p>
      <text:p text:style-name="Text_20_body_20_indent">A bayeux message MUST contain one and only one channel field [<text:span text:style-name="TBD">cross reference]</text:span> . The type of the message is determined by the channel and if the message is sent as part of a request or a response.</text:p>
      <text:p text:style-name="Text_20_body_20_indent">All bayeux messages SHOULD be encapsulated in a JSON array, so that multiple messages may be transported together. A bayeux client or servers MUST accept either an array of messages or a single message. The JSON message or array of messages is itself often encapsulated in transport specific formatting and encodings.</text:p>
      <text:p text:style-name="Text_20_body_20_indent">Below is an example bayeux message representing an event sent from a client to a server:</text:p>
      <text:p text:style-name="Code">[</text:p>
      <text:p text:style-name="Code"><text:s text:c="2"/>{</text:p>
      <text:p text:style-name="Code"><text:s text:c="4"/>"channel": "/some/name",</text:p>
      <text:p text:style-name="Code"><text:s text:c="4"/>"clientId": "83js73jsh29sjd92",</text:p>
      <text:p text:style-name="Code"><text:s text:c="4"/>"connectionId": "/meta/connections/83js73jsh29sjd92",</text:p>
      <text:p text:style-name="Code"><text:s text:c="4"/>"data": { "myapp" : "specific data", value: 100 }</text:p>
      <text:p text:style-name="Code"><text:s text:c="2"/>}</text:p>
      <text:p text:style-name="Code">]</text:p>
      <text:p text:style-name="Code"/>
      <text:p text:style-name="Text_20_body_20_indent_20_TBD">One could ask why we have both clientId and connectionId. <text:s/>Surely client Id is sufficient?</text:p>
      <text:h text:style-name="Heading_20_1" text:outline-level="1">Message Field Definitions</text:h>
      <text:h text:style-name="Heading_20_2" text:outline-level="2">channel</text:h>
      <text:p text:style-name="Text_20_body_20_indent">The channel message field MUST be included in every Bayeux messages to specify source or destination of the message. <text:s/>In a request, the channel specifies the destination of the message, and for in a response it specifies the source of the message.</text:p>
      <text:h text:style-name="Heading_20_2" text:outline-level="2">version</text:h>
      <text:p text:style-name="Text_20_body_20_indent">The version message field SHOULD be included in messages to/from the "/meta/handshake" channel to indicate the protocol version expected by the client/server.</text:p>
      <text:h text:style-name="Heading_20_2" text:outline-level="2">minimumVersion</text:h>
      <text:p text:style-name="Text_20_body_20_indent">The version message field MAY be included in messages from to/from the "/meta/handshake" channel to indicate the oldest protocol version that can be handled by the client/server.</text:p>
      <text:h text:style-name="Heading_20_2" text:outline-level="2">authScheme</text:h>
      <text:p text:style-name="Text_20_body_20_indent">The authScheme allows the name of an authentication mechanism to be named in a message to the "/meta/handshake" channel. No schemes are currently defined to be supported.</text:p>
      <text:h text:style-name="Heading_20_2" text:outline-level="2">authUser</text:h>
      <text:p text:style-name="Text_20_body_20_indent">The authUser allows the name of a user to be passed to the authentication mechanism in message to the "/meta/handshake" channel. The format <text:s/>and validity of the username depends on the authScheme.</text:p>
      <text:h text:style-name="Heading_20_2" text:outline-level="2">authToken</text:h>
      <text:p text:style-name="Text_20_body_20_indent">The authUser field allows the authentication credentials to be passed to the authentication mechanism in message to the "/meta/handshake" channel. The format <text:s/>and validity of the username depends on the authScheme.</text:p>
      <text:h text:style-name="Heading_20_2" text:outline-level="2">supportedConnectionTypes</text:h>
      <text:p text:style-name="Text_20_body_20_indent">The supportedConnectionTypes field is included in messages to and from the "/meta/handshake" channel to allow clients and servers to reveal the transports that are supported. The value is an array of strings, with each string representing a transport name. <text:s/>Defined connection types include: </text:p>
      <text:p text:style-name="List_20_Tag">long-polling</text:p>
      <text:p text:style-name="List_20_Text">messages are sent to the server as the <text:span text:style-name="Code">message</text:span> parameter of a <text:span text:style-name="Code">application/x-www-form-urlencoded</text:span> encoded POST request. Messages are sent to the client as unencapsulated body content of a POST response. This transport is defined in section [<text:span text:style-name="TBD">XXX</text:span>] of this memo.</text:p>
      <text:p text:style-name="List_20_Tag">callback-polling</text:p>
      <text:p text:style-name="List_20_Text">messages are sent to the server as the message parameter of a <text:span text:style-name="Code">application/x-www-form-urlencoded</text:span> encoded POST request. Responses are sent</text:p>
      <text:p text:style-name="List_20_Text"/>
      <text:p text:style-name="List_20_Tag">iframe</text:p>
      <text:p text:style-name="List_20_Text"><text:span text:style-name="TBD">buggered if I know</text:span></text:p>
      <text:p text:style-name="List_20_Tag">mime-message-block</text:p>
      <text:p text:style-name="List_20_Text"><text:span text:style-name="TBD">buggered if I know</text:span></text:p>
      <text:p text:style-name="List_20_Tag">flash</text:p>
      <text:p text:style-name="List_20_Text"><text:span text:style-name="TBD">buggered if I know</text:span></text:p>
      <text:p text:style-name="List_20_Text"/>
      <text:p text:style-name="Text_20_body_20_indent">All server and client implementations MUST support the "long-polling" connection type and SHOULD support "callback-polling". All other connection types are OPTIONAL.</text:p>
      <text:h text:style-name="Heading_20_2" text:outline-level="2">clientId</text:h>
      <text:h text:style-name="Heading_20_2" text:outline-level="2">authSuccessful</text:h>
      <text:h text:style-name="Heading_20_2" text:outline-level="2">advice</text:h>
      <text:h text:style-name="Heading_20_3" text:outline-level="3">reconnect</text:h>
      <text:h text:style-name="Heading_20_3" text:outline-level="3">interval</text:h>
      <text:h text:style-name="Heading_20_2" text:outline-level="2">connectionType</text:h>
      <text:h text:style-name="Heading_20_2" text:outline-level="2">id</text:h>
      <text:h text:style-name="Heading_20_2" text:outline-level="2">timestamp</text:h>
      <text:h text:style-name="Heading_20_2" text:outline-level="2">data</text:h>
      <text:h text:style-name="Heading_20_2" text:outline-level="2">connectionId</text:h>
      <text:h text:style-name="Heading_20_2" text:outline-level="2">successful</text:h>
      <text:h text:style-name="Heading_20_2" text:outline-level="2">subscription</text:h>
      <text:h text:style-name="Heading_20_2" text:outline-level="2">error</text:h>
      <text:h text:style-name="Heading_20_1" text:outline-level="1">Message Definitions</text:h>
      <text:h text:style-name="Heading_20_2" text:outline-level="2">handshake</text:h>
      <text:h text:style-name="Heading_20_3" text:outline-level="3">Request</text:h>
      <text:p text:style-name="Text_20_body_20_indent">A bayeux client initiates a connection negotiation by sending a message to the "/meta/handshake" channel. Handshake requests MUST be sent to the server as the <text:span text:style-name="Code">message</text:span> parameter of a <text:span text:style-name="Code">application/x-www-form-urlencoded</text:span> encoded <text:span text:style-name="Code">POST</text:span> request. </text:p>
      <text:p text:style-name="Text_20_body_20_indent">Handshake requests MUST contain the message fields:</text:p>
      <text:p text:style-name="List_20_Tag">channel</text:p>
      <text:p text:style-name="List_20_Text">value "/meta/handshake")</text:p>
      <text:p text:style-name="List_20_Tag">version</text:p>
      <text:p text:style-name="List_20_Text">The version of the protocol supported by the client.</text:p>
      <text:p text:style-name="List_20_Tag">supportedConnectionTypes</text:p>
      <text:p text:style-name="List_20_Text">The connection types supported by the client for the purposes of the connection being negotiated. <text:s/>This list MAY be a subset of the connection types actually supported if the client wishes to negotiate a specific connection type.</text:p>
      <text:p text:style-name="Text_20_body_20_indent">Handshake requests MAY contain the message fields:</text:p>
      <text:p text:style-name="List_20_Tag">minimumVersion</text:p>
      <text:p text:style-name="List_20_Tag">authScheme</text:p>
      <text:p text:style-name="List_20_Tag">authUser</text:p>
      <text:p text:style-name="List_20_Tag">authToken</text:p>
      <text:p text:style-name="Text_20_body_20_indent">A client SHOULD NOT send any other message in the request with a handshake message. A server MUST ignore any other message sent in the same request as a handshake message.</text:p>
      <text:p text:style-name="Text_20_body_20_indent"><text:s/>An example handshake request is:</text:p>
      <text:p text:style-name="Code">[</text:p>
      <text:p text:style-name="Code"><text:s text:c="2"/>{</text:p>
      <text:p text:style-name="Code"><text:s text:c="5"/>"channel": "/meta/handshake",</text:p>
      <text:p text:style-name="Code"><text:s text:c="5"/>"version": 0.1,</text:p>
      <text:p text:style-name="Code"><text:s text:c="5"/>"minimumVersion": 0.1,</text:p>
      <text:p text:style-name="Code"><text:s text:c="5"/>"supportedConnectionTypes": ["iframe", "http-polling"],</text:p>
      <text:p text:style-name="Code"><text:s text:c="5"/>"authScheme": "SHA1",</text:p>
      <text:p text:style-name="Code"><text:s text:c="5"/>"authUser": "alex",</text:p>
      <text:p text:style-name="Code"><text:s text:c="5"/>"authToken": "HASHJIBBERISH"</text:p>
      <text:p text:style-name="Code"><text:s text:c="3"/>}</text:p>
      <text:p text:style-name="Code">]</text:p>
      <text:h text:style-name="Heading_20_3" text:outline-level="3">Response</text:h>
      <text:p text:style-name="Text_20_body_20_indent">A bayeux server MUST respond to a handshake request with a handshake response message in the body content of a <text:s/><text:span text:style-name="Code">POST</text:span> response. </text:p>
      <text:h text:style-name="Heading_20_4" text:outline-level="4">Successful handshake response</text:h>
      <text:p text:style-name="Text_20_body_20_indent">A successful handshake responses MUST contain the message fields:</text:p>
      <text:p text:style-name="List_20_Tag">channel</text:p>
      <text:p text:style-name="List_20_Text">value "/meta/handshake"</text:p>
      <text:p text:style-name="List_20_Tag">version</text:p>
      <text:p text:style-name="List_20_Tag">supportedConnectionTypes</text:p>
      <text:p text:style-name="List_20_Text">The connection types supported by the server for the purposes of the connection being negotiated. <text:s/>This list MAY be a subset of the connection types actually supported if the client wishes to negotiate a specific connection type. This list MUST contain at list one element in common with the supportedConnectionType provided in the handshake request. If there are no connectionTypes in common, the handshake response MUST be unsuccessful.</text:p>
      <text:p text:style-name="List_20_Tag">clientId</text:p>
      <text:p text:style-name="List_20_Text">A newly generated clientId.</text:p>
      <text:p text:style-name="List_20_Tag">authSuccessful</text:p>
      <text:p text:style-name="List_20_Text">value true</text:p>
      <text:p text:style-name="Text_20_body_20_indent">A successful handshake responses MAY contain the message fields:</text:p>
      <text:p text:style-name="List_20_Tag">minimumVersion</text:p>
      <text:p text:style-name="List_20_Tag">authToken</text:p>
      <text:p text:style-name="List_20_Tag">advise</text:p>
      <text:p text:style-name="Text_20_body_20_indent">An example successful handshake response is:</text:p>
      <text:p text:style-name="Code">[</text:p>
      <text:p text:style-name="Code"><text:s text:c="2"/>{</text:p>
      <text:p text:style-name="Code"><text:s text:c="5"/>"channel": "/meta/handshake",</text:p>
      <text:p text:style-name="Code"><text:s text:c="5"/>"version": 0.1,</text:p>
      <text:p text:style-name="Code"><text:s text:c="5"/>"minimumVersion": 0.1,</text:p>
      <text:p text:style-name="Code"><text:s text:c="5"/>"supportedConnectionTypes": ["http-polling"],</text:p>
      <text:p text:style-name="Code"><text:s text:c="5"/>"clientId": "Un1q31d3nt1f13r",</text:p>
      <text:p text:style-name="Code"><text:s text:c="5"/>"authSuccessful": true,</text:p>
      <text:p text:style-name="Code"><text:s text:c="5"/>"authToken": "UPDATEDHASHJIBBERISH",</text:p>
      <text:p text:style-name="Code"><text:s text:c="5"/>"advice": { "reconnect": "retry" }</text:p>
      <text:p text:style-name="Code"><text:s text:c="3"/>}</text:p>
      <text:p text:style-name="Code">]</text:p>
      <text:h text:style-name="Heading_20_4" text:outline-level="4">Unsuccessful handshake response</text:h>
      <text:p text:style-name="Text_20_body_20_indent">An unsuccessful handshake <text:s/>response MUST contain the message fields:</text:p>
      <text:p text:style-name="List_20_Tag">channel</text:p>
      <text:p text:style-name="List_20_Text">value "/meta/handshake"</text:p>
      <text:p text:style-name="List_20_Tag">authSuccessful </text:p>
      <text:p text:style-name="List_20_Text">value false</text:p>
      <text:p text:style-name="List_20_Tag">error</text:p>
      <text:p text:style-name="List_20_Text">a description of the reason for the failure.</text:p>
      <text:p text:style-name="Text_20_body_20_indent">An unsuccessful handshake <text:s/>response MAY contain the message fields:</text:p>
      <text:p text:style-name="List_20_Tag">supportedConnectionTypes</text:p>
      <text:p text:style-name="List_20_Text">The connection types supported by the server for the purposes of the connection being negotiated. <text:s/>This list MAY be a subset of the connection types actually supported if the client wishes to negotiate a specific connection type. </text:p>
      <text:p text:style-name="List_20_Tag">advice</text:p>
      <text:p text:style-name="List_20_Tag">authToken</text:p>
      <text:p text:style-name="List_20_Tag">version</text:p>
      <text:p text:style-name="List_20_Tag">minimumVersion</text:p>
      <text:p text:style-name="Text_20_body_20_indent">An example unsuccessful handshake response is:</text:p>
      <text:p text:style-name="Code">[</text:p>
      <text:p text:style-name="Code"><text:s text:c="2"/>{</text:p>
      <text:p text:style-name="Code"><text:s text:c="5"/>"channel": "/meta/handshake",</text:p>
      <text:p text:style-name="Code"><text:s text:c="5"/>"version": 0.1,</text:p>
      <text:p text:style-name="Code"><text:s text:c="5"/>"minimumVersion": 0.1,</text:p>
      <text:p text:style-name="Code"><text:s text:c="5"/>"supportedConnectionTypes": ["http-polling"],</text:p>
      <text:p text:style-name="Code"><text:s text:c="5"/>"authSuccessful": false,</text:p>
      <text:p text:style-name="Code"><text:s text:c="5"/>"error": "Authentication failed",</text:p>
      <text:p text:style-name="Code"><text:s text:c="5"/>"advice": { "reconnect": "none" }</text:p>
      <text:p text:style-name="Code"><text:s text:c="3"/>}</text:p>
      <text:p text:style-name="Code">]</text:p>
      <text:h text:style-name="Heading_20_2" text:outline-level="2">connect</text:h>
      <text:h text:style-name="Heading_20_3" text:outline-level="3">Request</text:h>
      <text:h text:style-name="Heading_20_3" text:outline-level="3">Response</text:h>
      <text:h text:style-name="Heading_20_2" text:outline-level="2">reconnect</text:h>
      <text:h text:style-name="Heading_20_3" text:outline-level="3">Request</text:h>
      <text:h text:style-name="Heading_20_3" text:outline-level="3">Response</text:h>
      <text:h text:style-name="Heading_20_2" text:outline-level="2">disconnect</text:h>
      <text:h text:style-name="Heading_20_3" text:outline-level="3">Request</text:h>
      <text:h text:style-name="Heading_20_3" text:outline-level="3">Response</text:h>
      <text:h text:style-name="Heading_20_2" text:outline-level="2">status</text:h>
      <text:h text:style-name="Heading_20_3" text:outline-level="3">Request</text:h>
      <text:h text:style-name="Heading_20_3" text:outline-level="3">Response</text:h>
      <text:h text:style-name="Heading_20_2" text:outline-level="2">subscribe</text:h>
      <text:h text:style-name="Heading_20_3" text:outline-level="3">Request</text:h>
      <text:h text:style-name="Heading_20_3" text:outline-level="3">Response</text:h>
      <text:h text:style-name="Heading_20_2" text:outline-level="2">unsubscribe</text:h>
      <text:h text:style-name="Heading_20_3" text:outline-level="3">Request</text:h>
      <text:h text:style-name="Heading_20_3" text:outline-level="3">Response</text:h>
      <text:h text:style-name="Heading_20_2" text:outline-level="2">ping</text:h>
      <text:h text:style-name="Heading_20_3" text:outline-level="3">Request</text:h>
      <text:h text:style-name="Heading_20_3" text:outline-level="3">Response</text:h>
      <text:h text:style-name="Heading_20_2" text:outline-level="2">default</text:h>
      <text:h text:style-name="Heading_20_1" text:outline-level="1">Transports</text:h>
      <text:h text:style-name="Heading_20_2" text:outline-level="2">Long-Polling</text:h>
      <text:p text:style-name="Text_20_body_20_indent">messages are sent to the server as the <text:span text:style-name="Code">message</text:span> parameter of a <text:span text:style-name="Code">application/x-www-form-urlencoded</text:span> encoded POST request. Messages are sent to the client as unencapsulated body content of a POST response. </text:p>
      <text:p text:style-name="Text_20_body_20_indent_20_TBD">blah blah blah</text:p>
      <text:h text:style-name="Heading_20_2" text:outline-level="2">JSONP</text:h>
      <text:h text:style-name="Heading_20_1" text:outline-level="1">Security</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1" fo:font-size="10.5pt" fo:language="en" fo:country="GB"/>
    </style:style>
    <style:style style:name="Text_20_body" style:display-name="Text body" style:family="paragraph" style:parent-style-name="Standard" style:class="text">
      <style:paragraph-properties fo:margin-top="0cm" fo:margin-bottom="0.212cm" fo:text-align="justify" style:justify-single-word="false"/>
    </style:style>
    <style:style style:name="Text_20_body_20_indent" style:display-name="Text body indent" style:family="paragraph" style:parent-style-name="Text_20_body" style:class="text" style:master-page-name="">
      <style:paragraph-properties fo:margin-left="0.499cm" fo:margin-right="0cm" fo:margin-top="0.199cm" fo:margin-bottom="0.199cm" fo:line-height="100%" fo:text-indent="0cm" style:auto-text-indent="false"/>
    </style:style>
    <style:style style:name="Heading" style:family="paragraph" style:parent-style-name="Standard" style:next-style-name="Text_20_body_20_indent"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_20_indent" style:class="text" style:default-outline-level="1">
      <style:paragraph-properties fo:margin-left="0cm" fo:margin-right="0cm" fo:margin-top="0.75cm" fo:margin-bottom="0.199cm" fo:text-indent="0cm" style:auto-text-indent="false" fo:background-color="transparent" fo:keep-with-next="auto">
        <style:background-image/>
      </style:paragraph-properties>
      <style:text-properties fo:color="#000000" style:font-name="Arial2" fo:font-size="18pt" fo:font-weight="bold"/>
    </style:style>
    <style:style style:name="Heading_20_2" style:display-name="Heading 2" style:family="paragraph" style:parent-style-name="Heading" style:next-style-name="Text_20_body_20_indent" style:class="text" style:master-page-name="" style:default-outline-level="2">
      <style:paragraph-properties fo:margin-top="0.499cm" fo:margin-bottom="0.199cm" fo:keep-with-next="auto"/>
      <style:text-properties style:font-name="Arial2" fo:font-size="12pt" fo:font-weight="bold"/>
    </style:style>
    <style:style style:name="Heading_20_3" style:display-name="Heading 3" style:family="paragraph" style:parent-style-name="Heading" style:next-style-name="Text_20_body_20_indent" style:class="text" style:default-outline-level="3">
      <style:text-properties fo:font-size="10.5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4cm" fo:margin-bottom="0.199cm" style:shadow="none"/>
      <style:text-properties fo:font-size="10.5pt" fo:font-style="italic"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ed_20_Heading_20_1" style:display-name="Numbered Heading 1" style:family="paragraph" style:parent-style-name="Heading_20_1" style:next-style-name="Normal">
      <style:paragraph-properties fo:margin-left="0cm" fo:margin-right="0cm" fo:text-indent="0cm" style:auto-text-indent="false" fo:background-color="transparent">
        <style:background-image/>
      </style:paragraph-properties>
      <style:text-properties fo:color="#000000" fo:font-size="18pt" fo:font-weight="bold"/>
    </style:style>
    <style:style style:name="Numbered_20_Heading_20_2" style:display-name="Numbered Heading 2" style:family="paragraph" style:parent-style-name="Heading_20_2" style:next-style-name="Normal">
      <style:paragraph-properties fo:margin-left="0cm" fo:margin-right="0cm" fo:text-indent="0cm" style:auto-text-indent="false"/>
    </style:style>
    <style:style style:name="Contents_20_Header" style:display-name="Contents Header" style:family="paragraph" style:parent-style-name="Normal" style:next-style-name="Normal">
      <style:paragraph-properties fo:margin-top="0.423cm" fo:margin-bottom="0.212cm" fo:text-align="center" style:justify-single-word="false" fo:keep-with-next="auto"/>
      <style:text-properties style:font-name="Arial2" fo:font-size="16pt" fo:font-weight="bold"/>
    </style:style>
    <style:style style:name="Normal" style:family="paragraph">
      <style:paragraph-properties fo:margin-left="0.499cm" fo:margin-right="0cm" fo:margin-top="0cm" fo:margin-bottom="0.176cm" fo:text-align="justify" style:justify-single-word="false" fo:widows="2" fo:text-indent="0cm" style:auto-text-indent="false" fo:background-color="transparent">
        <style:background-image/>
      </style:paragraph-properties>
      <style:text-properties fo:color="#000000" style:font-name="Arial2" fo:font-size="10pt" fo:language="en" fo:country="AU"/>
    </style:style>
    <style:style style:name="Plain_20_Text" style:display-name="Plain Text" style:family="paragraph" style:parent-style-name="Normal">
      <style:paragraph-properties fo:margin-left="0cm" fo:margin-right="0cm" fo:margin-top="0cm" fo:margin-bottom="0cm" fo:text-indent="0cm" style:auto-text-indent="false"/>
    </style:style>
    <style:style style:name="Text_20_body_20_indent_20_TBD" style:display-name="Text body indent TBD" style:family="paragraph" style:parent-style-name="Text_20_body_20_indent" style:next-style-name="Text_20_body_20_indent" style:class="text">
      <style:text-properties fo:color="#ff0000" fo:font-style="italic"/>
    </style:style>
    <style:style style:name="List_20_Tag" style:display-name="List Tag" style:family="paragraph" style:parent-style-name="List" style:next-style-name="List_20_Text">
      <style:paragraph-properties fo:margin-left="1cm" fo:margin-right="0cm" fo:margin-top="0cm" fo:margin-bottom="0.049cm" fo:text-indent="0cm" style:auto-text-indent="false" style:shadow="none"/>
      <style:text-properties fo:font-size="10.5pt" fo:language="en" fo:country="US"/>
    </style:style>
    <style:style style:name="List_20_Text" style:display-name="List Text" style:family="paragraph" style:parent-style-name="List" style:next-style-name="List_20_Tag">
      <style:paragraph-properties fo:margin-left="1.499cm" fo:margin-right="0cm" fo:text-indent="0cm" style:auto-text-indent="false"/>
    </style:style>
    <style:style style:name="Code" style:family="paragraph" style:parent-style-name="Standard" style:master-page-name="">
      <style:paragraph-properties fo:margin-left="1cm" fo:margin-right="0cm" fo:keep-together="always" fo:orphans="0" fo:widows="0" fo:text-indent="0cm" style:auto-text-indent="false" fo:keep-with-next="auto"/>
      <style:text-properties style:font-name="Courier New" fo:font-size="10.5pt" fo:language="en" fo:country="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eference" style:family="text">
      <style:text-properties fo:font-size="10pt"/>
    </style:style>
    <style:style style:name="TBD" style:family="text">
      <style:text-properties fo:color="#ff0000" style:font-name="Arial3" fo:font-style="italic"/>
    </style:style>
    <style:style style:name="Code" style:family="text">
      <style:text-properties style:font-name="Courier New" fo:font-size="10.5pt" fo:background-color="transparen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3-04T23:15:26</meta:creation-date>
    <dc:creator>Greg Wilkins</dc:creator>
    <dc:date>2007-03-06T00:47:35</dc:date>
    <dc:language>en-US</dc:language>
    <meta:editing-cycles>18</meta:editing-cycles>
    <meta:editing-duration>P1DT1H25M57S</meta:editing-duration>
    <meta:user-defined meta:name="Info 1"/>
    <meta:user-defined meta:name="Info 2"/>
    <meta:user-defined meta:name="Info 3"/>
    <meta:user-defined meta:name="Info 4"/>
    <meta:document-statistic meta:table-count="1" meta:image-count="0" meta:object-count="0" meta:page-count="11" meta:paragraph-count="319" meta:word-count="2664" meta:character-count="19642"/>
  </office:meta>
</office:document-meta>
</file>